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0pt" fo:font-weight="bold" officeooo:rsid="0015ce34" officeooo:paragraph-rsid="0015ce34" style:font-size-asian="8.75pt" style:font-weight-asian="bold" style:font-size-complex="10pt" style:font-weight-complex="bold"/>
    </style:style>
    <style:style style:name="P2" style:family="paragraph" style:parent-style-name="Text_20_body">
      <style:text-properties style:font-name="DejaVu Sans Mono" fo:font-size="10pt" fo:font-weight="bold" officeooo:rsid="0015ce34" officeooo:paragraph-rsid="0015ce34" style:font-size-asian="10pt" style:font-weight-asian="bold" style:font-size-complex="10pt" style:font-weight-complex="bold"/>
    </style:style>
    <style:style style:name="P3" style:family="paragraph" style:parent-style-name="Text_20_body">
      <style:text-properties style:font-name="DejaVu Sans Mono" fo:font-size="10pt" fo:font-weight="bold" officeooo:rsid="0016fbd9" officeooo:paragraph-rsid="0016fbd9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DejaVu Sans Mono" fo:font-size="10pt" fo:font-weight="bold" officeooo:rsid="001706f2" officeooo:paragraph-rsid="001706f2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 Mono" fo:font-size="10pt" fo:font-weight="bold" officeooo:rsid="001efccf" officeooo:paragraph-rsid="001efccf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DejaVu Sans Mono" fo:font-size="10pt" fo:font-weight="normal" officeooo:paragraph-rsid="0015ce34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DejaVu Sans Mono" fo:font-size="10pt" fo:font-weight="normal" officeooo:rsid="0015ce34" officeooo:paragraph-rsid="0015ce34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DejaVu Sans Mono" fo:font-size="10pt" fo:font-weight="normal" officeooo:rsid="0016fbd9" officeooo:paragraph-rsid="0016fbd9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DejaVu Sans Mono" fo:font-size="10pt" fo:font-weight="normal" officeooo:rsid="001706f2" officeooo:paragraph-rsid="001706f2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DejaVu Sans Mono" fo:font-size="10pt" fo:font-weight="normal" officeooo:rsid="001efccf" officeooo:paragraph-rsid="001efccf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DejaVu Sans Mono" fo:font-size="10pt" fo:font-weight="normal" officeooo:rsid="0016fbd9" officeooo:paragraph-rsid="0016fbd9" fo:background-color="#069a2e" style:font-size-asian="10pt" style:font-weight-asian="normal" style:font-size-complex="10pt" style:font-weight-complex="normal"/>
    </style:style>
    <style:style style:name="P12" style:family="paragraph" style:parent-style-name="Text_20_body">
      <style:text-properties officeooo:paragraph-rsid="0015ce34"/>
    </style:style>
    <style:style style:name="P13" style:family="paragraph" style:parent-style-name="Text_20_body">
      <style:text-properties fo:font-weight="bold" officeooo:rsid="0016fbd9" officeooo:paragraph-rsid="0016fbd9" style:font-weight-asian="bold" style:font-weight-complex="bold"/>
    </style:style>
    <style:style style:name="P14" style:family="paragraph" style:parent-style-name="Text_20_body">
      <style:text-properties fo:font-weight="bold" officeooo:rsid="001706f2" officeooo:paragraph-rsid="001706f2" style:font-weight-asian="bold" style:font-weight-complex="bold"/>
    </style:style>
    <style:style style:name="P15" style:family="paragraph" style:parent-style-name="Text_20_body">
      <style:text-properties fo:font-weight="normal" officeooo:rsid="0015ce34" officeooo:paragraph-rsid="0015ce34" style:font-weight-asian="normal" style:font-weight-complex="normal"/>
    </style:style>
    <style:style style:name="P16" style:family="paragraph" style:parent-style-name="Text_20_body">
      <style:text-properties fo:font-weight="normal" officeooo:rsid="0016fbd9" officeooo:paragraph-rsid="0016fbd9" style:font-weight-asian="normal" style:font-weight-complex="normal"/>
    </style:style>
    <style:style style:name="P17" style:family="paragraph" style:parent-style-name="Text_20_body">
      <style:text-properties fo:font-weight="normal" officeooo:rsid="001706f2" officeooo:paragraph-rsid="001706f2" style:font-weight-asian="normal" style:font-weight-complex="normal"/>
    </style:style>
    <style:style style:name="T1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DejaVu Sans Mono" fo:font-size="10pt" fo:font-weight="normal" officeooo:rsid="0015ce34" style:font-size-asian="8.75pt" style:font-weight-asian="normal" style:font-size-complex="10pt" style:font-weight-complex="normal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0pt" officeooo:rsid="0015ce34" style:font-size-asian="8.75pt" style:font-size-complex="10pt"/>
    </style:style>
    <style:style style:name="T5" style:family="text">
      <style:text-properties officeooo:rsid="0018dd4d"/>
    </style:style>
    <style:style style:name="T6" style:family="text">
      <style:text-properties officeooo:rsid="001a05a2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WITH VALIDATION ON MONGO DB</text:p>
      <text:p text:style-name="P12"><text:span text:style-name="T2">To connect your login form to a database, you’ll need </text:span><text:span text:style-name="Strong_20_Emphasis"><text:span text:style-name="T4">two pieces</text:span></text:span><text:span text:style-name="T2">:</text:span></text:p>
      <text:p text:style-name="P12"><text:span text:style-name="Strong_20_Emphasis"><text:span text:style-name="T1">Front-end (HTML/JS)</text:span></text:span><text:span text:style-name="T1"> → Collects username + password, sends them to your server.</text:span></text:p>
      <text:p text:style-name="P12"><text:span text:style-name="Strong_20_Emphasis"><text:span text:style-name="T1">Back-end (Node.js/Express + Database)</text:span></text:span><text:span text:style-name="T1"> → Checks credentials in the DB, responds with success or failure.</text:span></text:p>
      <text:p text:style-name="P6">Front-End (updated login function)</text:p>
      <text:p text:style-name="Text_20_body"><text:span text:style-name="T1">Instead of only validating locally, the </text:span><text:span text:style-name="Source_20_Text"><text:span text:style-name="T1">login()</text:span></text:span><text:span text:style-name="T1"> function will send the username/password to your server with </text:span><text:span text:style-name="Source_20_Text"><text:span text:style-name="T1">fetch()</text:span></text:span><text:span text:style-name="T1">.</text:span></text:p>
      <text:p text:style-name="P2">HTML CODE</text:p>
      <text:p text:style-name="P7">&lt;script&gt;</text:p>
      <text:p text:style-name="P7"><text:s text:c="2"/>async function login() {</text:p>
      <text:p text:style-name="P7"><text:s text:c="4"/>const username = document.getElementById("username").value.trim();</text:p>
      <text:p text:style-name="P7"><text:s text:c="4"/>const password = document.getElementById("password").value.trim();</text:p>
      <text:p text:style-name="P15"><text:span text:style-name="T3"/></text:p>
      <text:p text:style-name="P7"><text:s text:c="4"/>// Simple front-end validation first</text:p>
      <text:p text:style-name="P7"><text:s text:c="4"/>if (username === "" || password === "") {</text:p>
      <text:p text:style-name="P7"><text:s text:c="6"/>document.getElementById("usernameError").innerText = username === "" ? "Please enter a username" : "";</text:p>
      <text:p text:style-name="P7"><text:s text:c="6"/>document.getElementById("passwordError").innerText = password === "" ? "Please enter a password" : "";</text:p>
      <text:p text:style-name="P7"><text:s text:c="6"/>return;</text:p>
      <text:p text:style-name="P7"><text:s text:c="4"/>}</text:p>
      <text:p text:style-name="P15"><text:span text:style-name="T3"/></text:p>
      <text:p text:style-name="P7"><text:s text:c="4"/>try {</text:p>
      <text:p text:style-name="P7"><text:s text:c="6"/>const response = await fetch("/api/login", {</text:p>
      <text:p text:style-name="P7"><text:s text:c="8"/>method: "POST",</text:p>
      <text:p text:style-name="P7"><text:s text:c="8"/>headers: { "Content-Type": "application/json" },</text:p>
      <text:p text:style-name="P7"><text:s text:c="8"/>body: JSON.stringify({ username, password })</text:p>
      <text:p text:style-name="P7"><text:s text:c="6"/>});</text:p>
      <text:p text:style-name="P15"><text:span text:style-name="T3"/></text:p>
      <text:p text:style-name="P7"><text:s text:c="6"/>const result = await response.json();</text:p>
      <text:p text:style-name="P15"><text:span text:style-name="T3"/></text:p>
      <text:p text:style-name="P7"><text:s text:c="6"/>if (result.success) {</text:p>
      <text:p text:style-name="P7"><text:s text:c="8"/>// Navigate to dashboard on success</text:p>
      <text:p text:style-name="P7"><text:s text:c="8"/>window.location.href = "dashboard.html";</text:p>
      <text:p text:style-name="P15"><text:soft-page-break/><text:span text:style-name="T3"><text:s text:c="6"/>} else {</text:span></text:p>
      <text:p text:style-name="P7"><text:s text:c="8"/>document.getElementById("passwordError").innerText = result.message || "Invalid username or password";</text:p>
      <text:p text:style-name="P7"><text:s text:c="6"/>}</text:p>
      <text:p text:style-name="P7"><text:s text:c="4"/>} catch (error) {</text:p>
      <text:p text:style-name="P7"><text:s text:c="6"/>console.error("Login error:", error);</text:p>
      <text:p text:style-name="P7"><text:s text:c="6"/>document.getElementById("passwordError").innerText = "Server error. Try again later.";</text:p>
      <text:p text:style-name="P7"><text:s text:c="4"/>}</text:p>
      <text:p text:style-name="P7"><text:s text:c="2"/>}</text:p>
      <text:p text:style-name="P7">&lt;/script&gt;</text:p>
      <text:p text:style-name="P15"><text:span text:style-name="T3"/></text:p>
      <text:p text:style-name="P3">BACK END, (NODE EXPRESS MONGODB)</text:p>
      <text:p text:style-name="P8">INSTALL DEPENDENCIES</text:p>
      <text:p text:style-name="P8">npm install express mongoose bcryptjs cors</text:p>
      <text:p text:style-name="P16"><text:span text:style-name="T3"/></text:p>
      <text:p text:style-name="P8">CREATE SIMPLE SERVER</text:p>
      <text:p text:style-name="P8">const express = require("express");</text:p>
      <text:p text:style-name="P8">const mongoose = require("mongoose");</text:p>
      <text:p text:style-name="P8">const bcrypt = require("bcryptjs");</text:p>
      <text:p text:style-name="P8">const cors = require("cors");</text:p>
      <text:p text:style-name="P16"><text:span text:style-name="T3"/></text:p>
      <text:p text:style-name="P8">const app = express();</text:p>
      <text:p text:style-name="P8">app.use(express.json());</text:p>
      <text:p text:style-name="P8">app.use(cors());</text:p>
      <text:p text:style-name="P16"><text:span text:style-name="T3"/></text:p>
      <text:p text:style-name="P8">// Connect to MongoDB</text:p>
      <text:p text:style-name="P8">mongoose.connect("mongodb://localhost:27017/myapp", {</text:p>
      <text:p text:style-name="P8"><text:s text:c="2"/>useNewUrlParser: true,</text:p>
      <text:p text:style-name="P8"><text:s text:c="2"/>useUnifiedTopology: true,</text:p>
      <text:p text:style-name="P8">});</text:p>
      <text:p text:style-name="P16"><text:span text:style-name="T3"/></text:p>
      <text:p text:style-name="P8">const UserSchema = new mongoose.Schema({</text:p>
      <text:p text:style-name="P8"><text:s text:c="2"/>username: String,</text:p>
      <text:p text:style-name="P16"><text:soft-page-break/><text:span text:style-name="T3"><text:s text:c="2"/>password: String, // stored as a hash!</text:span></text:p>
      <text:p text:style-name="P8">});</text:p>
      <text:p text:style-name="P16"><text:span text:style-name="T3"/></text:p>
      <text:p text:style-name="P8">const User = mongoose.model("User", UserSchema);</text:p>
      <text:p text:style-name="P16"><text:span text:style-name="T3"/></text:p>
      <text:p text:style-name="P8">// Login route</text:p>
      <text:p text:style-name="P8">app.post("/api/login", async (req, res) =&gt; {</text:p>
      <text:p text:style-name="P8"><text:s text:c="2"/>const { username, password } = req.body;</text:p>
      <text:p text:style-name="P16"><text:span text:style-name="T3"/></text:p>
      <text:p text:style-name="P8"><text:s text:c="2"/>try {</text:p>
      <text:p text:style-name="P8"><text:s text:c="4"/>const user = await User.findOne({ username });</text:p>
      <text:p text:style-name="P8"><text:s text:c="4"/>if (!user) {</text:p>
      <text:p text:style-name="P8"><text:s text:c="6"/>return res.json({ success: false, message: "User not found" });</text:p>
      <text:p text:style-name="P8"><text:s text:c="4"/>}</text:p>
      <text:p text:style-name="P16"><text:span text:style-name="T3"/></text:p>
      <text:p text:style-name="P8"><text:s text:c="4"/>// Compare password with stored hash</text:p>
      <text:p text:style-name="P8"><text:s text:c="4"/>const isMatch = await bcrypt.compare(password, user.password);</text:p>
      <text:p text:style-name="P8"><text:s text:c="4"/>if (!isMatch) {</text:p>
      <text:p text:style-name="P8"><text:s text:c="6"/>return res.json({ success: false, message: "Invalid password" });</text:p>
      <text:p text:style-name="P8"><text:s text:c="4"/>}</text:p>
      <text:p text:style-name="P16"><text:span text:style-name="T3"/></text:p>
      <text:p text:style-name="P8"><text:s text:c="4"/>// Success</text:p>
      <text:p text:style-name="P8"><text:s text:c="4"/>res.json({ success: true });</text:p>
      <text:p text:style-name="P8"><text:s text:c="2"/>} catch (err) {</text:p>
      <text:p text:style-name="P8"><text:s text:c="4"/>console.error(err);</text:p>
      <text:p text:style-name="P8"><text:s text:c="4"/>res.status(500).json({ success: false, message: "Server error" });</text:p>
      <text:p text:style-name="P8"><text:s text:c="2"/>}</text:p>
      <text:p text:style-name="P8">});</text:p>
      <text:p text:style-name="P16"><text:span text:style-name="T3"/></text:p>
      <text:p text:style-name="P8">// Example: Register route (to add users)</text:p>
      <text:p text:style-name="P8">app.post("/api/register", async (req, res) =&gt; {</text:p>
      <text:p text:style-name="P8"><text:s text:c="2"/>const { username, password } = req.body;</text:p>
      <text:p text:style-name="P8"><text:s text:c="2"/>const hashedPassword = await bcrypt.hash(password, 10);</text:p>
      <text:p text:style-name="P16"><text:soft-page-break/><text:span text:style-name="T3"/></text:p>
      <text:p text:style-name="P8"><text:s text:c="2"/>const newUser = new User({ username, password: hashedPassword });</text:p>
      <text:p text:style-name="P8"><text:s text:c="2"/>await newUser.save();</text:p>
      <text:p text:style-name="P16"><text:span text:style-name="T3"/></text:p>
      <text:p text:style-name="P8"><text:s text:c="2"/>res.json({ success: true, message: "User registered" });</text:p>
      <text:p text:style-name="P8">});</text:p>
      <text:p text:style-name="P16"><text:span text:style-name="T3"/></text:p>
      <text:p text:style-name="P16"><text:span text:style-name="T3">app.listen(5000, () =&gt; console.log("Server running on </text:span><text:a xlink:type="simple" xlink:href="http://localhost:5000/" text:style-name="Internet_20_link" text:visited-style-name="Visited_20_Internet_20_Link"><text:span text:style-name="T3">http://localhost:5000</text:span></text:a><text:span text:style-name="T3">"));</text:span></text:p>
      <text:p text:style-name="P16"><text:span text:style-name="T3"/></text:p>
      <text:p text:style-name="P8">START MONGODB</text:p>
      <text:p text:style-name="P8">RUN BACKEND NODE SERVER.JS</text:p>
      <text:p text:style-name="P8">ON FRONTEND, WHEN USER CLICKS LOGIN, FORM SENDS POST REQUEST TO /API/LOGIN</text:p>
      <text:p text:style-name="P8">BACKEND CHECKS DATABASE</text:p>
      <text:p text:style-name="P8">IF USERNAME EXISTS/PASSWORD MATCHES (BCRYPT CHECK) → SEND { SUCCESS: TRUE }</text:p>
      <text:p text:style-name="P8">UNSUCCESSFUL, SENDS { SUCCESS: FALSE, MESSAGE: “INVALID CREDENTIALS” }</text:p>
      <text:p text:style-name="P8">IF SUCCESSFUL, REDIRECTS USER TO DASHBOARD.HTML</text:p>
      <text:p text:style-name="P16"><text:span text:style-name="T3"/></text:p>
      <text:p text:style-name="P3">FRONT END (INDEX.HTML) VALIDATES LOCALLY, CALLS BACK END (/API/LOGIN) TO CHECK AGAINST MONGO DB</text:p>
      <text:p text:style-name="P11">&lt;!DOCTYPE html&gt;</text:p>
      <text:p text:style-name="P8">&lt;html lang="en"&gt;</text:p>
      <text:p text:style-name="P8">&lt;head&gt;</text:p>
      <text:p text:style-name="P8"><text:s text:c="2"/>&lt;meta charset="UTF-8"&gt;</text:p>
      <text:p text:style-name="P8"><text:s text:c="2"/>&lt;meta name="viewport" content="width=device-width, initial-scale=1.0"&gt;</text:p>
      <text:p text:style-name="P8"><text:s text:c="2"/>&lt;title&gt;User Login Page&lt;/title&gt;</text:p>
      <text:p text:style-name="P8">&lt;/head&gt;</text:p>
      <text:p text:style-name="P8">&lt;body style="text-align:center;"&gt;</text:p>
      <text:p text:style-name="P8"><text:s text:c="2"/>&lt;header&gt;Carnegie Mellon Tech Bridge Coding Boot Camp&lt;/header&gt;</text:p>
      <text:p text:style-name="P8"><text:s text:c="2"/>&lt;h2&gt;User Login&lt;/h2&gt;</text:p>
      <text:p text:style-name="P8"><text:s text:c="2"/>&lt;p&gt;Log into your account.&lt;/p&gt;</text:p>
      <text:p text:style-name="P16"><text:span text:style-name="T3"/></text:p>
      <text:p text:style-name="P8"><text:s text:c="2"/>&lt;form id="login-form" onsubmit="return false;"&gt;</text:p>
      <text:p text:style-name="P8"><text:s text:c="4"/>&lt;input type="text" id="username" placeholder="username"&gt;&lt;br&gt;</text:p>
      <text:p text:style-name="P8"><text:s text:c="4"/>&lt;span id="usernameError" style="color:red;"&gt;&lt;/span&gt;&lt;br&gt;</text:p>
      <text:p text:style-name="P16"><text:soft-page-break/><text:span text:style-name="T3"/></text:p>
      <text:p text:style-name="P8"><text:s text:c="4"/>&lt;input type="password" id="password" placeholder="password"&gt;&lt;br&gt;</text:p>
      <text:p text:style-name="P8"><text:s text:c="4"/>&lt;span id="passwordError" style="color:red;"&gt;&lt;/span&gt;&lt;br&gt;&lt;br&gt;</text:p>
      <text:p text:style-name="P16"><text:span text:style-name="T3"/></text:p>
      <text:p text:style-name="P8"><text:s text:c="4"/>&lt;!-- Buttons --&gt;</text:p>
      <text:p text:style-name="P8"><text:s text:c="4"/>&lt;button type="button" onclick="login()"&gt;Login&lt;/button&gt;</text:p>
      <text:p text:style-name="P8"><text:s text:c="4"/>&lt;button type="button" onclick="goToMainPage()"&gt;Main Page&lt;/button&gt;</text:p>
      <text:p text:style-name="P8"><text:s text:c="4"/>&lt;button type="button" onclick="goToStoriesPage()"&gt;Stories Page&lt;/button&gt;</text:p>
      <text:p text:style-name="P8"><text:s text:c="2"/>&lt;/form&gt;</text:p>
      <text:p text:style-name="P16"><text:span text:style-name="T3"/></text:p>
      <text:p text:style-name="P8"><text:s text:c="2"/>&lt;br&gt;&lt;br&gt;</text:p>
      <text:p text:style-name="P8"><text:s text:c="2"/>&lt;footer&gt;Carnegie Mellon Tech Bridge Coding Boot Camp&lt;/footer&gt;</text:p>
      <text:p text:style-name="P16"><text:span text:style-name="T3"/></text:p>
      <text:p text:style-name="P8"><text:s text:c="2"/>&lt;script&gt;</text:p>
      <text:p text:style-name="P8"><text:s text:c="4"/>async function login() {</text:p>
      <text:p text:style-name="P8"><text:s text:c="6"/>const username = document.getElementById("username").value.trim();</text:p>
      <text:p text:style-name="P8"><text:s text:c="6"/>const password = document.getElementById("password").value.trim();</text:p>
      <text:p text:style-name="P16"><text:span text:style-name="T3"/></text:p>
      <text:p text:style-name="P8"><text:s text:c="6"/>document.getElementById("usernameError").innerText = "";</text:p>
      <text:p text:style-name="P8"><text:s text:c="6"/>document.getElementById("passwordError").innerText = "";</text:p>
      <text:p text:style-name="P16"><text:span text:style-name="T3"/></text:p>
      <text:p text:style-name="P8"><text:s text:c="6"/>if (username === "" || password === "") {</text:p>
      <text:p text:style-name="P8"><text:s text:c="8"/>if (username === "") {</text:p>
      <text:p text:style-name="P8"><text:s text:c="10"/>document.getElementById("usernameError").innerText = "Please enter a username";</text:p>
      <text:p text:style-name="P8"><text:s text:c="8"/>}</text:p>
      <text:p text:style-name="P8"><text:s text:c="8"/>if (password === "") {</text:p>
      <text:p text:style-name="P8"><text:s text:c="10"/>document.getElementById("passwordError").innerText = "Please enter a password";</text:p>
      <text:p text:style-name="P8"><text:s text:c="8"/>}</text:p>
      <text:p text:style-name="P8"><text:s text:c="8"/>return;</text:p>
      <text:p text:style-name="P8"><text:s text:c="6"/>}</text:p>
      <text:p text:style-name="P16"><text:span text:style-name="T3"/></text:p>
      <text:p text:style-name="P8"><text:s text:c="6"/>try {</text:p>
      <text:p text:style-name="P16"><text:soft-page-break/><text:span text:style-name="T3"><text:s text:c="8"/>const response = await fetch("http://localhost:5000/api/login", {</text:span></text:p>
      <text:p text:style-name="P8"><text:s text:c="10"/>method: "POST",</text:p>
      <text:p text:style-name="P8"><text:s text:c="10"/>headers: { "Content-Type": "application/json" },</text:p>
      <text:p text:style-name="P8"><text:s text:c="10"/>body: JSON.stringify({ username, password })</text:p>
      <text:p text:style-name="P8"><text:s text:c="8"/>});</text:p>
      <text:p text:style-name="P16"><text:span text:style-name="T3"/></text:p>
      <text:p text:style-name="P8"><text:s text:c="8"/>const result = await response.json();</text:p>
      <text:p text:style-name="P16"><text:span text:style-name="T3"/></text:p>
      <text:p text:style-name="P8"><text:s text:c="8"/>if (result.success) {</text:p>
      <text:p text:style-name="P8"><text:s text:c="10"/>window.location.href = "dashboard.html";</text:p>
      <text:p text:style-name="P8"><text:s text:c="8"/>} else {</text:p>
      <text:p text:style-name="P8"><text:s text:c="10"/>document.getElementById("passwordError").innerText = result.message || "Invalid username or password";</text:p>
      <text:p text:style-name="P8"><text:s text:c="8"/>}</text:p>
      <text:p text:style-name="P8"><text:s text:c="6"/>} catch (error) {</text:p>
      <text:p text:style-name="P8"><text:s text:c="8"/>console.error("Login error:", error);</text:p>
      <text:p text:style-name="P8"><text:s text:c="8"/>document.getElementById("passwordError").innerText = "Server error. Try again later.";</text:p>
      <text:p text:style-name="P8"><text:s text:c="6"/>}</text:p>
      <text:p text:style-name="P8"><text:s text:c="4"/>}</text:p>
      <text:p text:style-name="P16"><text:span text:style-name="T3"/></text:p>
      <text:p text:style-name="P8"><text:s text:c="4"/>function goToStoriesPage() {</text:p>
      <text:p text:style-name="P8"><text:s text:c="6"/>window.location.href = "display.html";</text:p>
      <text:p text:style-name="P8"><text:s text:c="4"/>}</text:p>
      <text:p text:style-name="P16"><text:span text:style-name="T3"/></text:p>
      <text:p text:style-name="P8"><text:s text:c="4"/>function goToMainPage() {</text:p>
      <text:p text:style-name="P8"><text:s text:c="6"/>window.location.href = "index.html";</text:p>
      <text:p text:style-name="P8"><text:s text:c="4"/>}</text:p>
      <text:p text:style-name="P8"><text:s text:c="2"/>&lt;/script&gt;</text:p>
      <text:p text:style-name="P8">&lt;/body&gt;</text:p>
      <text:p text:style-name="P11">&lt;/html&gt;</text:p>
      <text:p text:style-name="P16"><text:span text:style-name="T3"/></text:p>
      <text:p text:style-name="P13"><text:span text:style-name="T3"/></text:p>
      <text:p text:style-name="P13"><text:soft-page-break/><text:span text:style-name="T3">BACK END NODE/EXPRESS SERVER, CONNECTS TO MONGO DB, HASHES PASSWORD WITH BCRYPT, VERIFIES THE LOGIN</text:span></text:p>
      <text:p text:style-name="P11">const express = require("express");</text:p>
      <text:p text:style-name="P8">const mongoose = require("mongoose");</text:p>
      <text:p text:style-name="P8">const bcrypt = require("bcryptjs");</text:p>
      <text:p text:style-name="P8">const cors = require("cors");</text:p>
      <text:p text:style-name="P16"><text:span text:style-name="T3"/></text:p>
      <text:p text:style-name="P8">const app = express();</text:p>
      <text:p text:style-name="P8">app.use(express.json());</text:p>
      <text:p text:style-name="P8">app.use(cors());</text:p>
      <text:p text:style-name="P16"><text:span text:style-name="T3"/></text:p>
      <text:p text:style-name="P8">//<text:span text:style-name="T5">c</text:span>onnect<text:span text:style-name="T5">ion</text:span> MongoDB (change URL <text:span text:style-name="T5">for</text:span> Atlas)</text:p>
      <text:p text:style-name="P8">mongoose.connect("mongodb://localhost:27017/myapp", {</text:p>
      <text:p text:style-name="P8"><text:s text:c="2"/>useNewUrlParser: true,</text:p>
      <text:p text:style-name="P8"><text:s text:c="2"/>useUnifiedTopology: true,</text:p>
      <text:p text:style-name="P8">});</text:p>
      <text:p text:style-name="P16"><text:span text:style-name="T3"/></text:p>
      <text:p text:style-name="P8">//<text:span text:style-name="T5">d</text:span>efine User Schema</text:p>
      <text:p text:style-name="P8">const UserSchema = new mongoose.Schema({</text:p>
      <text:p text:style-name="P8"><text:s text:c="2"/>username: { type: String, unique: true },</text:p>
      <text:p text:style-name="P8"><text:s text:c="2"/>password: String, // stored as a hash</text:p>
      <text:p text:style-name="P8">});</text:p>
      <text:p text:style-name="P16"><text:span text:style-name="T3"/></text:p>
      <text:p text:style-name="P8">const User = mongoose.model("User", UserSchema);</text:p>
      <text:p text:style-name="P16"><text:span text:style-name="T3"/></text:p>
      <text:p text:style-name="P8">//<text:span text:style-name="T6">l</text:span>ogin route</text:p>
      <text:p text:style-name="P8">app.post("/api/login", async (req, res) =&gt; {</text:p>
      <text:p text:style-name="P8"><text:s text:c="2"/>const { username, password } = req.body;</text:p>
      <text:p text:style-name="P16"><text:span text:style-name="T3"/></text:p>
      <text:p text:style-name="P8"><text:s text:c="2"/>try {</text:p>
      <text:p text:style-name="P8"><text:s text:c="4"/>const user = await User.findOne({ username });</text:p>
      <text:p text:style-name="P8"><text:s text:c="4"/>if (!user) {</text:p>
      <text:p text:style-name="P8"><text:s text:c="6"/>return res.json({ success: false, message: "User not found" });</text:p>
      <text:p text:style-name="P8"><text:s text:c="4"/>}</text:p>
      <text:p text:style-name="P16"><text:soft-page-break/><text:span text:style-name="T3"/></text:p>
      <text:p text:style-name="P8"><text:s text:c="4"/>const isMatch = await bcrypt.compare(password, user.password);</text:p>
      <text:p text:style-name="P8"><text:s text:c="4"/>if (!isMatch) {</text:p>
      <text:p text:style-name="P8"><text:s text:c="6"/>return res.json({ success: false, message: "Invalid password" });</text:p>
      <text:p text:style-name="P8"><text:s text:c="4"/>}</text:p>
      <text:p text:style-name="P16"><text:span text:style-name="T3"/></text:p>
      <text:p text:style-name="P8"><text:s text:c="4"/>res.json({ success: true });</text:p>
      <text:p text:style-name="P8"><text:s text:c="2"/>} catch (err) {</text:p>
      <text:p text:style-name="P8"><text:s text:c="4"/>console.error(err);</text:p>
      <text:p text:style-name="P8"><text:s text:c="4"/>res.status(500).json({ success: false, message: "Server error" });</text:p>
      <text:p text:style-name="P8"><text:s text:c="2"/>}</text:p>
      <text:p text:style-name="P11">});</text:p>
      <text:p text:style-name="P16"><text:span text:style-name="T3"/></text:p>
      <text:p text:style-name="P8">// 4. Register route (to create new users)</text:p>
      <text:p text:style-name="P8">app.post("/api/register", async (req, res) =&gt; {</text:p>
      <text:p text:style-name="P8"><text:s text:c="2"/>const { username, password } = req.body;</text:p>
      <text:p text:style-name="P16"/>
      <text:p text:style-name="P8"><text:s text:c="2"/>try {</text:p>
      <text:p text:style-name="P8"><text:s text:c="4"/>const existing = await User.findOne({ username });</text:p>
      <text:p text:style-name="P8"><text:s text:c="4"/>if (existing) {</text:p>
      <text:p text:style-name="P8"><text:s text:c="6"/>return res.json({ success: false, message: "Username already taken" });</text:p>
      <text:p text:style-name="P8"><text:s text:c="4"/>}</text:p>
      <text:p text:style-name="P16"><text:span text:style-name="T3"/></text:p>
      <text:p text:style-name="P8"><text:s text:c="4"/>const hashedPassword = await bcrypt.hash(password, 10);</text:p>
      <text:p text:style-name="P8"><text:s text:c="4"/>const newUser = new User({ username, password: hashedPassword });</text:p>
      <text:p text:style-name="P8"><text:s text:c="4"/>await newUser.save();</text:p>
      <text:p text:style-name="P16"><text:span text:style-name="T3"/></text:p>
      <text:p text:style-name="P8"><text:s text:c="4"/>res.json({ success: true, message: "User registered" });</text:p>
      <text:p text:style-name="P8"><text:s text:c="2"/>} catch (err) {</text:p>
      <text:p text:style-name="P8"><text:s text:c="4"/>console.error(err);</text:p>
      <text:p text:style-name="P8"><text:s text:c="4"/>res.status(500).json({ success: false, message: "Server error" });</text:p>
      <text:p text:style-name="P8"><text:s text:c="2"/>}</text:p>
      <text:p text:style-name="P8">});</text:p>
      <text:p text:style-name="P16"><text:soft-page-break/><text:span text:style-name="T3"/></text:p>
      <text:p text:style-name="P16"><text:span text:style-name="T3">app.listen(5000, () =&gt; console.log("✅ Server running on </text:span><text:a xlink:type="simple" xlink:href="http://localhost:5000/" text:style-name="Internet_20_link" text:visited-style-name="Visited_20_Internet_20_Link"><text:span text:style-name="T3">http://localhost:5000</text:span></text:a><text:span text:style-name="T3">"));</text:span></text:p>
      <text:p text:style-name="P16"><text:span text:style-name="T3"/></text:p>
      <text:p text:style-name="P4">START MONGO DB LOCALLY OR CONNECT TO MONGO DB ATLAS</text:p>
      <text:p text:style-name="P9">mongod in command line</text:p>
      <text:p text:style-name="P9">node server.js</text:p>
      <text:p text:style-name="P17"><text:span text:style-name="T3"/></text:p>
      <text:p text:style-name="P14"><text:span text:style-name="T3">REGISTER TEST USER WITH POSTMAN, CURL, OR SMALL REGISTER.HTML </text:span><text:span text:style-name="T1">in command line</text:span></text:p>
      <text:p text:style-name="P9">curl -X POST http://localhost:5000/api/register \</text:p>
      <text:p text:style-name="P9">-H "Content-Type: application/json" \</text:p>
      <text:p text:style-name="P9">-d '{"username":"testuser","password":"secret123"}'</text:p>
      <text:p text:style-name="P17"><text:span text:style-name="T3"/></text:p>
      <text:p text:style-name="P4">OPEN INDEX.HTML IN BROWSER, LOGIN WITH…</text:p>
      <text:p text:style-name="P9">username testuser</text:p>
      <text:p text:style-name="P9">password secret123</text:p>
      <text:p text:style-name="P17"><text:span text:style-name="T3"/></text:p>
      <text:p text:style-name="P4">SHOULD REDIRECT TO DASHBOARD.HTML</text:p>
      <text:p text:style-name="P4"><text:span text:style-name="T7"/></text:p>
      <text:p text:style-name="P5">HOW TO CONNECT NODE.JS TO MONGODB ATLAS USING MONGOOSE</text:p>
      <text:p text:style-name="P10">HTML section</text:p>
      <text:p text:style-name="P10">&lt;!-- view/index.ejs !--&gt;</text:p>
      <text:p text:style-name="P10"/>
      <text:p text:style-name="P10">&lt;!DOCTYPE html&gt;</text:p>
      <text:p text:style-name="P10">&lt;html lang="en"&gt;</text:p>
      <text:p text:style-name="P10">&lt;head&gt;</text:p>
      <text:p text:style-name="P10"><text:s text:c="4"/>&lt;meta charset="UTF-8"&gt;</text:p>
      <text:p text:style-name="P10"><text:s text:c="4"/>&lt;meta name="viewport" content="width=device-width, initial-scale=1.0"&gt;</text:p>
      <text:p text:style-name="P10"><text:s text:c="4"/>&lt;title&gt;Home Page&lt;/title&gt;</text:p>
      <text:p text:style-name="P10"><text:s text:c="4"/>&lt;style&gt;</text:p>
      <text:p text:style-name="P10"><text:s text:c="8"/>body {</text:p>
      <text:p text:style-name="P10"><text:s text:c="12"/>font-family: Arial, sans-serif;</text:p>
      <text:p text:style-name="P10"><text:s text:c="12"/>background-color: #f9f9f9;</text:p>
      <text:p text:style-name="P10"><text:s text:c="12"/>margin: 0;</text:p>
      <text:p text:style-name="P10"><text:soft-page-break/><text:s text:c="12"/>padding: 0;</text:p>
      <text:p text:style-name="P10"><text:s text:c="12"/>display: flex;</text:p>
      <text:p text:style-name="P10"><text:s text:c="12"/>justify-content: center;</text:p>
      <text:p text:style-name="P10"><text:s text:c="12"/>align-items: center;</text:p>
      <text:p text:style-name="P10"><text:s text:c="12"/>height: 100vh;</text:p>
      <text:p text:style-name="P10"><text:s text:c="8"/>}</text:p>
      <text:p text:style-name="P10"/>
      <text:p text:style-name="P10"><text:s text:c="8"/>.container {</text:p>
      <text:p text:style-name="P10"><text:s text:c="12"/>max-width: 400px;</text:p>
      <text:p text:style-name="P10"><text:s text:c="12"/>padding: 20px;</text:p>
      <text:p text:style-name="P10"><text:s text:c="12"/>background-color: #fff;</text:p>
      <text:p text:style-name="P10"><text:s text:c="12"/>border-radius: 8px;</text:p>
      <text:p text:style-name="P10"><text:s text:c="12"/>box-shadow: 0 2px 10px rgba(0, 0, 0, 0.1);</text:p>
      <text:p text:style-name="P10"><text:s text:c="8"/>}</text:p>
      <text:p text:style-name="P10"/>
      <text:p text:style-name="P10"><text:s text:c="8"/>h1 {</text:p>
      <text:p text:style-name="P10"><text:s text:c="12"/>color: #333;</text:p>
      <text:p text:style-name="P10"><text:s text:c="12"/>text-align: center;</text:p>
      <text:p text:style-name="P10"><text:s text:c="12"/>margin-bottom: 20px;</text:p>
      <text:p text:style-name="P10"><text:s text:c="8"/>}</text:p>
      <text:p text:style-name="P10"/>
      <text:p text:style-name="P10"><text:s text:c="8"/>p {</text:p>
      <text:p text:style-name="P10"><text:s text:c="12"/>color: #666;</text:p>
      <text:p text:style-name="P10"><text:s text:c="12"/>text-align: center;</text:p>
      <text:p text:style-name="P10"><text:s text:c="12"/>margin-bottom: 20px;</text:p>
      <text:p text:style-name="P10"><text:s text:c="8"/>}</text:p>
      <text:p text:style-name="P10"/>
      <text:p text:style-name="P10"><text:s text:c="8"/>form {</text:p>
      <text:p text:style-name="P10"><text:s text:c="12"/>text-align: center;</text:p>
      <text:p text:style-name="P10"><text:s text:c="8"/>}</text:p>
      <text:p text:style-name="P10"/>
      <text:p text:style-name="P10"><text:s text:c="8"/>label {</text:p>
      <text:p text:style-name="P10"><text:s text:c="12"/>display: block;</text:p>
      <text:p text:style-name="P10"><text:soft-page-break/><text:s text:c="12"/>margin-bottom: 10px;</text:p>
      <text:p text:style-name="P10"><text:s text:c="12"/>color: #333;</text:p>
      <text:p text:style-name="P10"><text:s text:c="8"/>}</text:p>
      <text:p text:style-name="P10"/>
      <text:p text:style-name="P10"><text:s text:c="8"/>input[type="text"],</text:p>
      <text:p text:style-name="P10"><text:s text:c="8"/>input[type="email"],</text:p>
      <text:p text:style-name="P10"><text:s text:c="8"/>input[type="tel"],</text:p>
      <text:p text:style-name="P10"><text:s text:c="8"/>input[type="number"],</text:p>
      <text:p text:style-name="P10"><text:s text:c="8"/>button {</text:p>
      <text:p text:style-name="P10"><text:s text:c="12"/>width: 100%;</text:p>
      <text:p text:style-name="P10"><text:s text:c="12"/>padding: 10px;</text:p>
      <text:p text:style-name="P10"><text:s text:c="12"/>margin-bottom: 15px;</text:p>
      <text:p text:style-name="P10"><text:s text:c="12"/>border: 1px solid #ccc;</text:p>
      <text:p text:style-name="P10"><text:s text:c="12"/>border-radius: 5px;</text:p>
      <text:p text:style-name="P10"><text:s text:c="12"/>box-sizing: border-box;</text:p>
      <text:p text:style-name="P10"><text:s text:c="8"/>}</text:p>
      <text:p text:style-name="P10"/>
      <text:p text:style-name="P10"><text:s text:c="8"/>button {</text:p>
      <text:p text:style-name="P10"><text:s text:c="12"/>background-color: #007bff;</text:p>
      <text:p text:style-name="P10"><text:s text:c="12"/>color: #fff;</text:p>
      <text:p text:style-name="P10"><text:s text:c="12"/>cursor: pointer;</text:p>
      <text:p text:style-name="P10"><text:s text:c="8"/>}</text:p>
      <text:p text:style-name="P10"/>
      <text:p text:style-name="P10"><text:s text:c="8"/>button:hover {</text:p>
      <text:p text:style-name="P10"><text:s text:c="12"/>background-color: #0056b3;</text:p>
      <text:p text:style-name="P10"><text:s text:c="8"/>}</text:p>
      <text:p text:style-name="P10"/>
      <text:p text:style-name="P10"><text:s text:c="8"/>.message {</text:p>
      <text:p text:style-name="P10"><text:s text:c="12"/>color: green;</text:p>
      <text:p text:style-name="P10"><text:s text:c="12"/>text-align: center;</text:p>
      <text:p text:style-name="P10"><text:s text:c="12"/>margin-bottom: 20px;</text:p>
      <text:p text:style-name="P10"><text:s text:c="8"/>}</text:p>
      <text:p text:style-name="P10"/>
      <text:p text:style-name="P10"><text:soft-page-break/><text:s text:c="8"/>.error {</text:p>
      <text:p text:style-name="P10"><text:s text:c="12"/>color: red;</text:p>
      <text:p text:style-name="P10"><text:s text:c="12"/>text-align: center;</text:p>
      <text:p text:style-name="P10"><text:s text:c="12"/>margin-bottom: 20px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div class="container"&gt;</text:p>
      <text:p text:style-name="P10"><text:s text:c="8"/>&lt;h1&gt;Welcome to our website!&lt;/h1&gt;</text:p>
      <text:p text:style-name="P10"><text:s text:c="8"/>&lt;p&gt;This is a simple form to save user data to the database.&lt;/p&gt;</text:p>
      <text:p text:style-name="P10"><text:s text:c="8"/>&lt;form id="userForm" action="/user" method="post" onsubmit="return validateForm()"&gt;</text:p>
      <text:p text:style-name="P10"><text:s text:c="12"/>&lt;label for="name"&gt;Name:&lt;/label&gt;</text:p>
      <text:p text:style-name="P10"><text:s text:c="12"/>&lt;input type="text" id="name" name="name" &gt;</text:p>
      <text:p text:style-name="P10"><text:s text:c="12"/>&lt;label for="email"&gt;Email Id:&lt;/label&gt;</text:p>
      <text:p text:style-name="P10"><text:s text:c="12"/>&lt;input type="email" id="email" name="email" &gt;</text:p>
      <text:p text:style-name="P10"><text:s text:c="12"/>&lt;label for="mobile"&gt;Mobile No:&lt;/label&gt;</text:p>
      <text:p text:style-name="P10"><text:s text:c="12"/>&lt;input type="tel" id="mobile" name="mobile" pattern="[0-9]{10}"&gt;</text:p>
      <text:p text:style-name="P10"><text:s text:c="12"/>&lt;label for="age"&gt;Age:&lt;/label&gt;</text:p>
      <text:p text:style-name="P10"><text:s text:c="12"/>&lt;input type="number" id="age" name="age" &gt;</text:p>
      <text:p text:style-name="P10"><text:s text:c="12"/>&lt;button type="submit"&gt;Submit&lt;/button&gt;</text:p>
      <text:p text:style-name="P10"><text:s text:c="8"/>&lt;/form&gt;</text:p>
      <text:p text:style-name="P10"><text:s text:c="8"/>&lt;% if (message) { %&gt;</text:p>
      <text:p text:style-name="P10"><text:s text:c="12"/>&lt;p class="message"&gt;&lt;%= message %&gt;&lt;/p&gt;</text:p>
      <text:p text:style-name="P10"><text:s text:c="8"/>&lt;% } else if (error) { %&gt;</text:p>
      <text:p text:style-name="P10"><text:s text:c="12"/>&lt;p class="error"&gt;&lt;%= error %&gt;&lt;/p&gt;</text:p>
      <text:p text:style-name="P10"><text:s text:c="8"/>&lt;% } %&gt;</text:p>
      <text:p text:style-name="P10"><text:s text:c="4"/>&lt;/div&gt;</text:p>
      <text:p text:style-name="P10"/>
      <text:p text:style-name="P10"><text:s text:c="4"/>&lt;script&gt;</text:p>
      <text:p text:style-name="P10"><text:s text:c="8"/>function validateForm() {</text:p>
      <text:p text:style-name="P10"><text:s text:c="12"/>var name = document.getElementById("name").value;</text:p>
      <text:p text:style-name="P10"><text:s text:c="12"/>var email = document.getElementById("email").value;</text:p>
      <text:p text:style-name="P10"><text:soft-page-break/><text:s text:c="12"/>var mobile = document.getElementById("mobile").value;</text:p>
      <text:p text:style-name="P10"><text:s text:c="12"/>var age = document.getElementById("age").value;</text:p>
      <text:p text:style-name="P10"/>
      <text:p text:style-name="P10"><text:s text:c="12"/>if (name === "" || email === "" || mobile === "" || age === "") {</text:p>
      <text:p text:style-name="P10"><text:s text:c="16"/>alert("Please fill out all fields.");</text:p>
      <text:p text:style-name="P10"><text:s text:c="16"/>return false;</text:p>
      <text:p text:style-name="P10"><text:s text:c="12"/>}</text:p>
      <text:p text:style-name="P10"/>
      <text:p text:style-name="P10"><text:s text:c="12"/>if (!/^[0-9]{10}$/.test(mobile)) {</text:p>
      <text:p text:style-name="P10"><text:s text:c="16"/>alert("Please enter a valid 10-digit mobile number.");</text:p>
      <text:p text:style-name="P10"><text:s text:c="16"/>return false;</text:p>
      <text:p text:style-name="P10"><text:s text:c="12"/>}</text:p>
      <text:p text:style-name="P10"/>
      <text:p text:style-name="P10"><text:s text:c="12"/>return true;</text:p>
      <text:p text:style-name="P10"><text:s text:c="8"/>}</text:p>
      <text:p text:style-name="P10"><text:s text:c="4"/>&lt;/script&gt;</text:p>
      <text:p text:style-name="P10">&lt;/body&gt;</text:p>
      <text:p text:style-name="P10">&lt;/html&gt;</text:p>
      <text:p text:style-name="P10"/>
      <text:p text:style-name="P10">JAVASCRIPT section 1</text:p>
      <text:p text:style-name="P10">//server.js</text:p>
      <text:p text:style-name="P10"/>
      <text:p text:style-name="P10">const express = require('express');</text:p>
      <text:p text:style-name="P10">const connectDB = require('./database/db');</text:p>
      <text:p text:style-name="P10">const userRoutes = require('./routes/userRoutes');</text:p>
      <text:p text:style-name="P10"/>
      <text:p text:style-name="P10">const app = express();</text:p>
      <text:p text:style-name="P10">const port = 3000;</text:p>
      <text:p text:style-name="P10"/>
      <text:p text:style-name="P10">// Connect to the database</text:p>
      <text:p text:style-name="P10">connectDB();</text:p>
      <text:p text:style-name="P10"/>
      <text:p text:style-name="P10">app.use(express.json());</text:p>
      <text:p text:style-name="P10"><text:soft-page-break/>app.use(express.urlencoded({ extended: true }));</text:p>
      <text:p text:style-name="P10"/>
      <text:p text:style-name="P10">// Set the view engine to EJS</text:p>
      <text:p text:style-name="P10">app.set('view engine', 'ejs');</text:p>
      <text:p text:style-name="P10">app.set('views', './views');</text:p>
      <text:p text:style-name="P10"/>
      <text:p text:style-name="P10">// Routes</text:p>
      <text:p text:style-name="P10">app.use('/', userRoutes);</text:p>
      <text:p text:style-name="P10"/>
      <text:p text:style-name="P10">// Start the server</text:p>
      <text:p text:style-name="P10">app.listen(port, (err) =&gt; {</text:p>
      <text:p text:style-name="P10"><text:s text:c="2"/>if (err) {</text:p>
      <text:p text:style-name="P10"><text:s text:c="4"/>console.log(err);</text:p>
      <text:p text:style-name="P10"><text:s text:c="2"/>} else {</text:p>
      <text:p text:style-name="P10"><text:s text:c="4"/>console.log(`Server is started at port ${port}`);</text:p>
      <text:p text:style-name="P10"><text:s text:c="2"/>}</text:p>
      <text:p text:style-name="P10">});</text:p>
      <text:p text:style-name="P10"/>
      <text:p text:style-name="P10">JAVASCRIPT section 2</text:p>
      <text:p text:style-name="P10">// databse/db.js</text:p>
      <text:p text:style-name="P10"/>
      <text:p text:style-name="P10">const mongoose = require('mongoose');</text:p>
      <text:p text:style-name="P10">require('dotenv').config();</text:p>
      <text:p text:style-name="P10"/>
      <text:p text:style-name="P10">const url = process.env.MONGODB_URI;</text:p>
      <text:p text:style-name="P10">const connectDB = async () =&gt; {</text:p>
      <text:p text:style-name="P10"><text:s text:c="4"/>try {</text:p>
      <text:p text:style-name="P10"><text:s text:c="8"/>await mongoose.connect(url, {</text:p>
      <text:p text:style-name="P10"><text:s text:c="11"/></text:p>
      <text:p text:style-name="P10"><text:s text:c="8"/>});</text:p>
      <text:p text:style-name="P10"><text:s text:c="8"/>console.log('Database is connected');</text:p>
      <text:p text:style-name="P10"><text:s text:c="4"/>} catch (err) {</text:p>
      <text:p text:style-name="P10"><text:s text:c="8"/>console.error('Error connecting to the database:', err);</text:p>
      <text:p text:style-name="P10"><text:soft-page-break/><text:s text:c="8"/>process.exit(1);</text:p>
      <text:p text:style-name="P10"><text:s text:c="4"/>}</text:p>
      <text:p text:style-name="P10">};</text:p>
      <text:p text:style-name="P10"/>
      <text:p text:style-name="P10">module.exports = connectDB;</text:p>
      <text:p text:style-name="P10"/>
      <text:p text:style-name="P10">JAVASCRIPT section 3</text:p>
      <text:p text:style-name="P10">//model/model.js</text:p>
      <text:p text:style-name="P10"/>
      <text:p text:style-name="P10">const mongoose = require('mongoose');</text:p>
      <text:p text:style-name="P10">const Schema = mongoose.Schema;</text:p>
      <text:p text:style-name="P10"/>
      <text:p text:style-name="P10">const userSchema = new Schema({</text:p>
      <text:p text:style-name="P10"><text:s text:c="2"/>name: {</text:p>
      <text:p text:style-name="P10"><text:s text:c="4"/>type: String,</text:p>
      <text:p text:style-name="P10"><text:s text:c="4"/>required: true,</text:p>
      <text:p text:style-name="P10"><text:s text:c="2"/>},</text:p>
      <text:p text:style-name="P10"><text:s text:c="2"/>email:{</text:p>
      <text:p text:style-name="P10"><text:s text:c="4"/>type:String,</text:p>
      <text:p text:style-name="P10"><text:s text:c="4"/>required:true,</text:p>
      <text:p text:style-name="P10"><text:s text:c="2"/>},</text:p>
      <text:p text:style-name="P10"><text:s text:c="2"/>mobile:{</text:p>
      <text:p text:style-name="P10"><text:s text:c="4"/>type: Number,</text:p>
      <text:p text:style-name="P10"><text:s text:c="4"/>required: true,</text:p>
      <text:p text:style-name="P10"><text:s text:c="2"/>},</text:p>
      <text:p text:style-name="P10"><text:s text:c="2"/>age: {</text:p>
      <text:p text:style-name="P10"><text:s text:c="4"/>type: Number,</text:p>
      <text:p text:style-name="P10"><text:s text:c="4"/>required: true,</text:p>
      <text:p text:style-name="P10"><text:s text:c="2"/>},</text:p>
      <text:p text:style-name="P10">});</text:p>
      <text:p text:style-name="P10"/>
      <text:p text:style-name="P10">const User = mongoose.model('User', userSchema);</text:p>
      <text:p text:style-name="P10"/>
      <text:p text:style-name="P10"><text:soft-page-break/>module.exports = User;</text:p>
      <text:p text:style-name="P10"/>
      <text:p text:style-name="P10">JAVASCRIPT section 4</text:p>
      <text:p text:style-name="P10">// routes/userRoutes.js</text:p>
      <text:p text:style-name="P10"/>
      <text:p text:style-name="P10">const express = require('express');</text:p>
      <text:p text:style-name="P10">const User = require('../model/model');</text:p>
      <text:p text:style-name="P10">const router = express.Router();</text:p>
      <text:p text:style-name="P10"/>
      <text:p text:style-name="P10">// GET route for the home page</text:p>
      <text:p text:style-name="P10">router.get('/', async (req, res) =&gt; {</text:p>
      <text:p text:style-name="P10"><text:s text:c="2"/>try {</text:p>
      <text:p text:style-name="P10"><text:s text:c="4"/>const users = await User.find();</text:p>
      <text:p text:style-name="P10"><text:s text:c="4"/>res.render('index', { message: null, error: null, users });</text:p>
      <text:p text:style-name="P10"><text:s text:c="2"/>} catch (err) {</text:p>
      <text:p text:style-name="P10"><text:s text:c="4"/>console.error('Error fetching user data:', err);</text:p>
      <text:p text:style-name="P10"><text:s text:c="4"/>res.status(500).render('index', { error: 'Error fetching user data', users: [] });</text:p>
      <text:p text:style-name="P10"><text:s text:c="2"/>}</text:p>
      <text:p text:style-name="P10">});</text:p>
      <text:p text:style-name="P10"/>
      <text:p text:style-name="P10">// POST route for adding a user</text:p>
      <text:p text:style-name="P10">router.post('/user', async (req, res) =&gt; {</text:p>
      <text:p text:style-name="P10"><text:s text:c="2"/>try {</text:p>
      <text:p text:style-name="P10"><text:s text:c="4"/>const newUser = new User({</text:p>
      <text:p text:style-name="P10"><text:s text:c="6"/>name: req.body.name,</text:p>
      <text:p text:style-name="P10"><text:s text:c="6"/>email: req.body.email,</text:p>
      <text:p text:style-name="P10"><text:s text:c="6"/>mobile: req.body.mobile,</text:p>
      <text:p text:style-name="P10"><text:s text:c="6"/>age: req.body.age,</text:p>
      <text:p text:style-name="P10"><text:s text:c="4"/>});</text:p>
      <text:p text:style-name="P10"><text:s text:c="4"/>await newUser.save();</text:p>
      <text:p text:style-name="P10"><text:s text:c="4"/>res.render('index', { message: 'User data saved successfully!', error: null, users: await User.find() });</text:p>
      <text:p text:style-name="P10"><text:s text:c="2"/>} catch (err) {</text:p>
      <text:p text:style-name="P10"><text:soft-page-break/><text:s text:c="4"/>console.error('Error saving user data:', err);</text:p>
      <text:p text:style-name="P10"><text:s text:c="4"/>res.status(500).render('index', { error: 'Error saving user data', message: null, users: [] });</text:p>
      <text:p text:style-name="P10"><text:s text:c="2"/>}</text:p>
      <text:p text:style-name="P10">});</text:p>
      <text:p text:style-name="P10"/>
      <text:p text:style-name="P10"/>
      <text:p text:style-name="P10">module.exports = router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1:23:49.118109305</meta:creation-date>
    <dc:date>2025-09-13T17:26:58.530715170</dc:date>
    <meta:editing-duration>PT6H25M1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7" meta:paragraph-count="438" meta:word-count="1556" meta:character-count="14234" meta:non-whitespace-character-count="11162"/>
  </office:meta>
</office:document-meta>
</file>